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90000020DA71E2684EADF0266.png" manifest:media-type="image/png"/>
  <manifest:file-entry manifest:full-path="Pictures/100011ED000089DF00004BF7B5BCDB88622E7D0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426cm" svg:x="-0.022cm" svg:y="0.136cm">
          <draw:image xlink:href="Pictures/100011ED000089DF00004BF7B5BCDB88622E7D04.svg" xlink:type="simple" xlink:show="embed" xlink:actuate="onLoad">
            <text:p/>
          </draw:image>
          <draw:image xlink:href="Pictures/10000201000003B90000020DA71E2684EADF026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7:10:11.458291922</meta:creation-date>
    <dc:date>2020-07-07T17:10:52.548985293</dc:date>
    <meta:editing-duration>PT42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